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officeooo:rsid="00156018" officeooo:paragraph-rsid="00156018"/>
    </style:style>
    <style:style style:name="P2" style:family="paragraph" style:parent-style-name="Preformatted_20_Text">
      <style:text-properties officeooo:rsid="00156018" officeooo:paragraph-rsid="0015672b"/>
    </style:style>
    <style:style style:name="P3" style:family="paragraph" style:parent-style-name="Standard">
      <style:text-properties fo:color="#000000" loext:opacity="100%" style:font-name="Arial" fo:font-size="14pt" officeooo:rsid="00156018" officeooo:paragraph-rsid="00156018" style:font-size-asian="14pt" style:font-size-complex="14pt"/>
    </style:style>
    <style:style style:name="P4" style:family="paragraph" style:parent-style-name="Preformatted_20_Text">
      <style:text-properties fo:color="#000000" loext:opacity="100%" style:font-name="Arial" fo:font-size="14pt" officeooo:rsid="00156018" officeooo:paragraph-rsid="00156018" style:font-size-asian="14pt" style:font-size-complex="14pt"/>
    </style:style>
    <style:style style:name="P5" style:family="paragraph" style:parent-style-name="Standard">
      <style:text-properties fo:color="#000000" loext:opacity="100%" style:font-name="Arial" fo:font-size="14pt" officeooo:rsid="00156018" officeooo:paragraph-rsid="0015672b" style:font-size-asian="14pt" style:font-size-complex="14pt"/>
    </style:style>
    <style:style style:name="P6" style:family="paragraph" style:parent-style-name="Standard">
      <style:text-properties fo:color="#000000" loext:opacity="100%" style:font-name="Arial" fo:font-size="14pt" officeooo:rsid="0015672b" officeooo:paragraph-rsid="0015672b" style:font-size-asian="14pt" style:font-size-complex="14pt"/>
    </style:style>
    <style:style style:name="P7" style:family="paragraph" style:parent-style-name="Standard">
      <style:text-properties fo:color="#000000" loext:opacity="100%" style:font-name="Arial" fo:font-size="14pt" fo:font-weight="bold" officeooo:rsid="00156018" officeooo:paragraph-rsid="00156018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style:font-name="Arial" fo:font-size="14pt" fo:font-weight="bold" officeooo:rsid="0015672b" officeooo:paragraph-rsid="0015672b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style:font-name="Arial" fo:font-size="14pt" fo:font-weight="normal" officeooo:rsid="00156018" officeooo:paragraph-rsid="0015672b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style:font-name="Arial" fo:font-size="14pt" fo:font-weight="normal" officeooo:rsid="0015672b" officeooo:paragraph-rsid="0015672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bold" officeooo:rsid="0015672b" officeooo:paragraph-rsid="0015672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bold" officeooo:rsid="0015672b" officeooo:paragraph-rsid="00156018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loext:opacity="100%" style:font-name="Arial" fo:font-size="14pt" fo:letter-spacing="normal" fo:font-style="normal" fo:font-weight="normal" officeooo:rsid="0015672b" officeooo:paragraph-rsid="0015672b" style:font-size-asian="14pt" style:font-size-complex="14pt"/>
    </style:style>
    <style:style style:name="P14" style:family="paragraph" style:parent-style-name="Standard">
      <style:text-properties fo:color="#000000" loext:opacity="100%" style:font-name="Arial" fo:font-size="14pt" fo:font-weight="bold" officeooo:rsid="0015672b" officeooo:paragraph-rsid="00156018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loext:opacity="100%" style:font-name="Arial" fo:font-size="14pt" fo:font-weight="bold" officeooo:rsid="0015672b" officeooo:paragraph-rsid="0015672b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loext:opacity="100%" style:font-name="Arial" fo:font-size="14pt" fo:font-weight="bold" officeooo:rsid="00156018" officeooo:paragraph-rsid="0015672b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5672b"/>
    </style:style>
    <style:style style:name="T3" style:family="text">
      <style:text-properties fo:font-variant="normal" fo:text-transform="none" fo:letter-spacing="normal" fo:font-style="normal" fo:font-weight="normal" officeooo:rsid="0015672b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officeooo:rsid="0015672b" style:font-weight-asian="bold" style:font-weight-complex="bold"/>
    </style:style>
    <style:style style:name="T6" style:family="text">
      <style:text-properties fo:font-variant="normal" fo:text-transform="none" style:font-name="Arial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loext:opacity="100%" style:font-name="Arial" fo:font-size="14pt" fo:letter-spacing="normal" fo:font-style="normal" fo:font-weight="normal" officeooo:rsid="0015672b" style:font-size-asian="14pt" style:font-size-complex="14pt"/>
    </style:style>
    <style:style style:name="T9" style:family="text">
      <style:text-properties fo:font-variant="normal" fo:text-transform="none" fo:color="#000000" loext:opacity="100%" style:font-name="Arial" fo:font-size="14pt" fo:letter-spacing="normal" fo:font-style="normal" fo:font-weight="normal" officeooo:rsid="00156018" style:font-size-asian="14pt" style:font-size-complex="14pt"/>
    </style:style>
    <style:style style:name="T10" style:family="text">
      <style:text-properties fo:font-variant="normal" fo:text-transform="none" fo:color="#000000" loext:opacity="100%" style:font-name="Arial" fo:font-size="14pt" fo:letter-spacing="normal" fo:font-style="normal" fo:font-weight="bold" officeooo:rsid="0015672b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→ Cadastrar:</text:p>
      <text:p text:style-name="P7"/>
      <text:p text:style-name="P8">Categoria</text:p>
      <text:p text:style-name="P3"/>
      <text:p text:style-name="P3"><text:span text:style-name="T1">https://localhost:7161/Categoria</text:span> </text:p>
      <text:p text:style-name="P3"/>
      <text:p text:style-name="P6">*Somente o nome é necessário para cadastrar a Categoria.</text:p>
      <text:p text:style-name="P6"/>
      <text:p text:style-name="P8">SubCategoria</text:p>
      <text:p text:style-name="P3"/>
      <text:p text:style-name="P5"><text:span text:style-name="T1">https://localhost:7161/</text:span><text:span text:style-name="T2">Sub</text:span><text:span text:style-name="T1">Categoria</text:span> </text:p>
      <text:p text:style-name="P5"/>
      <text:p text:style-name="P6">*É necessário o nome e o ID de Categoria para cadastrar a SubCategoria.</text:p>
      <text:p text:style-name="P6"/>
      <text:p text:style-name="P6">Por exemplo:</text:p>
      <text:p text:style-name="P6"/>
      <text:p text:style-name="P6"><text:s/>"nome": "string",</text:p>
      <text:p text:style-name="P6">"categoriaId": 0</text:p>
      <text:p text:style-name="P3"/>
      <text:p text:style-name="P7">→ Pesquisar:</text:p>
      <text:p text:style-name="P7"/>
      <text:p text:style-name="P8">Categoria:</text:p>
      <text:p text:style-name="P6"/>
      <text:p text:style-name="P3">Exemplos de URL:</text:p>
      <text:p text:style-name="P3"/>
      <text:p text:style-name="P1"><text:a xlink:type="simple" xlink:href="https://localhost:7161/Categoria?decrescente=true&amp;status=false" text:style-name="Internet_20_link" text:visited-style-name="Visited_20_Internet_20_Link"><text:span text:style-name="Source_20_Text"><text:span text:style-name="T8">https://localhost:7161/Categoria?decrescente=true&amp;status=false</text:span></text:span></text:a></text:p>
      <text:p text:style-name="P1"><text:span text:style-name="Source_20_Text"><text:span text:style-name="T8"/></text:span></text:p>
      <text:p text:style-name="P1"><text:a xlink:type="simple" xlink:href="https://localhost:7161/Categoria?nome=Comida" text:style-name="Internet_20_link" text:visited-style-name="Visited_20_Internet_20_Link"><text:span text:style-name="Source_20_Text"><text:span text:style-name="T7">https://localhost:7161/Categoria?nome=Comida</text:span></text:span></text:a></text:p>
      <text:p text:style-name="P1"><text:span text:style-name="Source_20_Text"><text:span text:style-name="T7"/></text:span></text:p>
      <text:p text:style-name="P2"><text:a xlink:type="simple" xlink:href="https://localhost:7161/Categoria?nome=Comida" text:style-name="Internet_20_link" text:visited-style-name="Visited_20_Internet_20_Link"><text:span text:style-name="Source_20_Text"><text:span text:style-name="T7">https://localhost:7161/Categoria</text:span></text:span></text:a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2"><text:span text:style-name="Source_20_Text"><text:span text:style-name="T10">SubCategoria:</text:span></text:span></text:p>
      <text:p text:style-name="P2"><text:span text:style-name="Source_20_Text"><text:span text:style-name="T8"/></text:span></text:p>
      <text:p text:style-name="P5"><text:span text:style-name="Source_20_Text"><text:span text:style-name="T6">Exemplos de URL:</text:span></text:span></text:p>
      <text:p text:style-name="P2"><text:span text:style-name="Source_20_Text"><text:span text:style-name="T8"/></text:span></text:p>
      <text:p text:style-name="P2"><text:span text:style-name="Source_20_Text"><text:span text:style-name="T7">https://localhost:7161/SubCategoria?decrescente=false&amp;status=true&amp;skip=0&amp;take=20</text:span></text:span></text:p>
      <text:p text:style-name="P2"><text:span text:style-name="Source_20_Text"><text:span text:style-name="T8"/></text:span></text:p>
      <text:p text:style-name="P4"><text:span text:style-name="Source_20_Text"><text:span text:style-name="T6">https://localhost:7161/SubCategoria </text:span></text:span></text:p>
      <text:p text:style-name="P4"><text:span text:style-name="Source_20_Text"><text:span text:style-name="T6"/></text:span></text:p>
      <text:p text:style-name="P7">→ Pesquisar com ID:</text:p>
      <text:p text:style-name="P7"/>
      <text:p text:style-name="P6">*É só colocar o número do ID após a /</text:p>
      <text:p text:style-name="P6"/>
      <text:p text:style-name="P11"><text:soft-page-break/>Categoria</text:p>
      <text:p text:style-name="P13"/>
      <text:p text:style-name="P3"><text:span text:style-name="T1">https://localhost:7161/Categoria/</text:span><text:span text:style-name="T5">ID</text:span> </text:p>
      <text:p text:style-name="P3"/>
      <text:p text:style-name="P8">SubCategoria</text:p>
      <text:p text:style-name="P3"/>
      <text:p text:style-name="P5"><text:span text:style-name="T1">https://localhost:7161/</text:span><text:span text:style-name="T2">Sub</text:span><text:span text:style-name="T1">Categoria/</text:span><text:span text:style-name="T5">ID</text:span></text:p>
      <text:p text:style-name="P3"/>
      <text:p text:style-name="P6">*A palavra ID destacada é onde será digitado o número que deseja consultar.</text:p>
      <text:p text:style-name="P3"/>
      <text:p text:style-name="P3"/>
      <text:p text:style-name="P7">→ Editar com ID:</text:p>
      <text:p text:style-name="P7"/>
      <text:p text:style-name="P6">*É só colocar o número do ID após a /</text:p>
      <text:p text:style-name="P6"/>
      <text:p text:style-name="P8">Categoria</text:p>
      <text:p text:style-name="P8"/>
      <text:p text:style-name="P3"><text:span text:style-name="T1">https://localhost:7161/Categoria/</text:span><text:span text:style-name="T5">ID</text:span><text:span text:style-name="T11"> </text:span></text:p>
      <text:p text:style-name="P14"/>
      <text:p text:style-name="P8">SubCategoria</text:p>
      <text:p text:style-name="P8"/>
      <text:p text:style-name="P5"><text:span text:style-name="T1">https://localhost:7161/</text:span><text:span text:style-name="T2">Sub</text:span><text:span text:style-name="T1">Categoria/</text:span><text:span text:style-name="T5">ID</text:span><text:span text:style-name="T11"> </text:span></text:p>
      <text:p text:style-name="P16"/>
      <text:p text:style-name="P6"><text:span text:style-name="T11">*</text:span><text:span text:style-name="T12">A palavra ID destacada é onde será digitado o número que deseja editar.</text:span></text:p>
      <text:p text:style-name="P9"/>
      <text:p text:style-name="P10">*Para editar somente o status ou nome, pode escrever o mesmo status/nome já cadastrado. Por exemplo:</text:p>
      <text:p text:style-name="P10"/>
      <text:p text:style-name="P10"/>
      <text:p text:style-name="P10">Cadastrado:</text:p>
      <text:p text:style-name="P10">“nome”: “Cosméticos”,</text:p>
      <text:p text:style-name="P10">“status”: true</text:p>
      <text:p text:style-name="P3"/>
      <text:p text:style-name="P6">Vou editar somente o status:</text:p>
      <text:p text:style-name="P6">“nome”: “Cosméticos”,</text:p>
      <text:p text:style-name="P6">“status”: false</text:p>
      <text:p text:style-name="P3"/>
      <text:p text:style-name="P3"/>
      <text:p text:style-name="P3"><text:span text:style-name="T11">→ Deletar com ID</text:span>:</text:p>
      <text:p text:style-name="P3"/>
      <text:p text:style-name="P6">*É só colocar o número do ID após a /</text:p>
      <text:p text:style-name="P6"/>
      <text:p text:style-name="P8">Categoria</text:p>
      <text:p text:style-name="P3"><text:a xlink:type="simple" xlink:href="https://localhost:7161/Categoria/ID" text:style-name="Internet_20_link" text:visited-style-name="Visited_20_Internet_20_Link"><text:span text:style-name="T1">https://localhost:7161/Categoria/</text:span><text:span text:style-name="T5">ID</text:span></text:a></text:p>
      <text:p text:style-name="P12"/>
      <text:p text:style-name="P6"><text:soft-page-break/><text:span text:style-name="T4">SubCategoria</text:span></text:p>
      <text:p text:style-name="P5"><text:span text:style-name="T3">https://localhost:7161/SubCategoria/</text:span><text:span text:style-name="T5">ID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6:49:53.494000000</meta:creation-date>
    <dc:date>2023-06-12T15:46:52.904000000</dc:date>
    <meta:editing-duration>PT26M51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47" meta:word-count="159" meta:character-count="1402" meta:non-whitespace-character-count="1282"/>
  </office:meta>
</office:document-meta>
</file>